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">
      <style:paragraph-properties fo:margin-left="0.002cm" fo:margin-right="0.002cm" fo:margin-top="0cm" fo:margin-bottom="0cm" style:contextual-spacing="false" fo:text-align="center" style:justify-single-word="false" fo:text-indent="0cm" style:auto-text-indent="false"/>
      <style:text-properties officeooo:paragraph-rsid="001533e4"/>
    </style:style>
    <style:style style:name="P2" style:family="paragraph" style:parent-style-name="Default">
      <style:paragraph-properties fo:margin-left="0.002cm" fo:margin-right="0.002cm" fo:margin-top="0cm" fo:margin-bottom="0cm" style:contextual-spacing="false" fo:text-align="center" style:justify-single-word="false" fo:text-indent="0cm" style:auto-text-indent="false"/>
      <style:text-properties fo:font-size="15pt" fo:font-weight="bold" officeooo:paragraph-rsid="001533e4" style:font-size-asian="15pt" style:font-weight-asian="bold"/>
    </style:style>
    <style:style style:name="P3" style:family="paragraph" style:parent-style-name="Default">
      <style:paragraph-properties fo:margin-left="0.002cm" fo:margin-right="0.002cm" fo:margin-top="0cm" fo:margin-bottom="0cm" style:contextual-spacing="false" fo:text-align="center" style:justify-single-word="false" fo:text-indent="0cm" style:auto-text-indent="false"/>
      <style:text-properties fo:font-size="15pt" fo:font-weight="bold" style:font-size-asian="15pt" style:font-weight-asian="bold"/>
    </style:style>
    <style:style style:name="P4" style:family="paragraph" style:parent-style-name="Default">
      <style:paragraph-properties fo:margin-left="0.002cm" fo:margin-right="0.002cm" fo:margin-top="0.004cm" fo:margin-bottom="0cm" style:contextual-spacing="false" fo:text-align="justify" style:justify-single-word="false" fo:text-indent="0cm" style:auto-text-indent="false"/>
    </style:style>
    <style:style style:name="P5" style:family="paragraph" style:parent-style-name="Default">
      <style:paragraph-properties fo:margin-left="0.002cm" fo:margin-right="0.002cm" fo:margin-top="0.004cm" fo:margin-bottom="0cm" style:contextual-spacing="false" fo:text-align="justify" style:justify-single-word="false" fo:text-indent="0cm" style:auto-text-indent="false"/>
      <style:text-properties style:text-line-through-style="none" style:text-line-through-type="none" fo:font-size="15pt" style:text-underline-style="none" fo:font-weight="normal" officeooo:rsid="001533e4" officeooo:paragraph-rsid="001533e4" style:font-size-asian="15pt" style:font-weight-asian="normal"/>
    </style:style>
    <style:style style:name="P6" style:family="paragraph" style:parent-style-name="Default" style:list-style-name="L1">
      <style:paragraph-properties fo:margin-top="0.004cm" fo:margin-bottom="0cm" style:contextual-spacing="false" fo:text-align="justify" style:justify-single-word="false"/>
      <style:text-properties style:text-line-through-style="none" style:text-line-through-type="none" fo:font-size="15pt" style:text-underline-style="none" fo:font-weight="normal" officeooo:paragraph-rsid="001533e4" style:font-size-asian="15pt" style:font-weight-asian="normal"/>
    </style:style>
    <style:style style:name="P7" style:family="paragraph" style:parent-style-name="Default" style:list-style-name="L1">
      <style:paragraph-properties fo:margin-top="0.004cm" fo:margin-bottom="0cm" style:contextual-spacing="false" fo:text-align="justify" style:justify-single-word="false"/>
    </style:style>
    <style:style style:name="P8" style:family="paragraph" style:parent-style-name="Default">
      <style:paragraph-properties fo:margin-left="0.014cm" fo:margin-top="0.004cm" fo:margin-bottom="0cm" style:contextual-spacing="false" fo:text-align="justify" style:justify-single-word="false" fo:text-indent="0cm" style:auto-text-indent="false"/>
      <style:text-properties style:text-line-through-style="none" style:text-line-through-type="none" fo:font-size="15pt" style:text-underline-style="none" fo:font-weight="normal" style:font-size-asian="15pt" style:font-weight-asian="normal"/>
    </style:style>
    <style:style style:name="P9" style:family="paragraph" style:parent-style-name="Default">
      <style:paragraph-properties fo:margin-left="0.002cm" fo:margin-right="0.002cm" fo:margin-top="0.004cm" fo:margin-bottom="0cm" style:contextual-spacing="false" fo:text-align="justify" style:justify-single-word="false" fo:text-indent="0cm" style:auto-text-indent="false"/>
      <style:text-properties style:text-line-through-style="none" style:text-line-through-type="none" fo:font-size="15pt" style:text-underline-style="none" fo:font-weight="normal" style:font-size-asian="15pt" style:font-weight-asian="normal"/>
    </style:style>
    <style:style style:name="P10" style:family="paragraph" style:parent-style-name="Default" style:list-style-name="L2">
      <style:paragraph-properties fo:margin-top="0.004cm" fo:margin-bottom="0cm" style:contextual-spacing="false" fo:text-align="justify" style:justify-single-word="false"/>
    </style:style>
    <style:style style:name="P11" style:family="paragraph" style:parent-style-name="Default" style:list-style-name="L3">
      <style:paragraph-properties fo:margin-top="0.004cm" fo:margin-bottom="0cm" style:contextual-spacing="false" fo:text-align="justify" style:justify-single-word="false"/>
    </style:style>
    <style:style style:name="P12" style:family="paragraph" style:parent-style-name="Default" style:list-style-name="L3">
      <style:paragraph-properties fo:margin-top="0.004cm" fo:margin-bottom="0cm" style:contextual-spacing="false" fo:text-align="justify" style:justify-single-word="false"/>
      <style:text-properties style:text-line-through-style="none" style:text-line-through-type="none" fo:font-size="15pt" style:text-underline-style="none" fo:font-weight="normal" style:font-size-asian="15pt" style:font-weight-asian="normal"/>
    </style:style>
    <style:style style:name="P13" style:family="paragraph" style:parent-style-name="Default">
      <style:paragraph-properties fo:margin-top="0.004cm" fo:margin-bottom="0cm" style:contextual-spacing="false" fo:text-align="justify" style:justify-single-word="false"/>
      <style:text-properties style:text-line-through-style="none" style:text-line-through-type="none" fo:font-size="15pt" style:text-underline-style="none" fo:font-weight="normal" style:font-size-asian="15pt" style:font-weight-asian="normal"/>
    </style:style>
    <style:style style:name="P14" style:family="paragraph" style:parent-style-name="Default">
      <style:paragraph-properties fo:margin-top="0.004cm" fo:margin-bottom="0cm" style:contextual-spacing="false" fo:text-align="justify" style:justify-single-word="false"/>
    </style:style>
    <style:style style:name="T1" style:family="text">
      <style:text-properties style:text-line-through-style="none" style:text-line-through-type="none" fo:font-size="15pt" style:text-underline-style="none" fo:font-weight="normal" style:font-size-asian="15pt" style:font-weight-asian="normal"/>
    </style:style>
    <style:style style:name="T2" style:family="text">
      <style:text-properties fo:font-size="15pt" fo:font-weight="bold" style:font-size-asian="15pt" style:font-weight-asian="bold"/>
    </style:style>
    <style:style style:name="T3" style:family="text">
      <style:text-properties style:text-line-through-style="none" style:text-line-through-type="none" fo:font-size="15pt" style:text-underline-style="none" fo:font-weight="normal" officeooo:rsid="001533e4" style:font-size-asian="15pt" style:font-weight-asian="normal"/>
    </style:style>
    <style:style style:name="T4" style:family="text">
      <style:text-properties officeooo:rsid="0018458a"/>
    </style:style>
    <style:style style:name="T5" style:family="text">
      <style:text-properties fo:color="#000080" loext:opacity="100%" style:text-line-through-style="none" style:text-line-through-type="none" fo:font-size="15pt" style:text-underline-style="none" fo:font-weight="normal" style:font-size-asian="15pt" style:font-weight-asian="normal"/>
    </style:style>
    <style:style style:name="T6" style:family="text">
      <style:text-properties fo:color="#000080" loext:opacity="100%" style:text-line-through-style="none" style:text-line-through-type="none" fo:font-size="15pt" style:text-underline-style="none" fo:font-weight="normal" officeooo:rsid="001533e4" style:font-size-asian="15pt" style:font-weight-asian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84cm" fo:text-indent="-0.635cm" fo:margin-left="1.284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19cm" fo:text-indent="-0.635cm" fo:margin-left="1.919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54cm" fo:text-indent="-0.635cm" fo:margin-left="2.5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89cm" fo:text-indent="-0.635cm" fo:margin-left="3.189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24cm" fo:text-indent="-0.635cm" fo:margin-left="3.824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59cm" fo:text-indent="-0.635cm" fo:margin-left="4.459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94cm" fo:text-indent="-0.635cm" fo:margin-left="5.094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29cm" fo:text-indent="-0.635cm" fo:margin-left="5.729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64cm" fo:text-indent="-0.635cm" fo:margin-left="6.364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99cm" fo:text-indent="-0.635cm" fo:margin-left="6.999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84cm" fo:text-indent="-0.635cm" fo:margin-left="1.284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19cm" fo:text-indent="-0.635cm" fo:margin-left="1.919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54cm" fo:text-indent="-0.635cm" fo:margin-left="2.5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89cm" fo:text-indent="-0.635cm" fo:margin-left="3.189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24cm" fo:text-indent="-0.635cm" fo:margin-left="3.824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59cm" fo:text-indent="-0.635cm" fo:margin-left="4.459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94cm" fo:text-indent="-0.635cm" fo:margin-left="5.094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29cm" fo:text-indent="-0.635cm" fo:margin-left="5.729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64cm" fo:text-indent="-0.635cm" fo:margin-left="6.364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99cm" fo:text-indent="-0.635cm" fo:margin-left="6.999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84cm" fo:text-indent="-0.635cm" fo:margin-left="1.284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19cm" fo:text-indent="-0.635cm" fo:margin-left="1.919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54cm" fo:text-indent="-0.635cm" fo:margin-left="2.5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89cm" fo:text-indent="-0.635cm" fo:margin-left="3.189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24cm" fo:text-indent="-0.635cm" fo:margin-left="3.824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59cm" fo:text-indent="-0.635cm" fo:margin-left="4.459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94cm" fo:text-indent="-0.635cm" fo:margin-left="5.094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29cm" fo:text-indent="-0.635cm" fo:margin-left="5.729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64cm" fo:text-indent="-0.635cm" fo:margin-left="6.364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99cm" fo:text-indent="-0.635cm" fo:margin-left="6.999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/><text:span text:style-name="T2">Study Process for my Bachelorthesis on </text:span></text:p>
      <text:p text:style-name="P2" loext:marker-style-name="T1">“An Automatic Reproducibility Checking Pipeline for the Learning Analytics Academic Community”</text:p>
      <text:p text:style-name="P3" loext:marker-style-name="T1"/>
      <text:p text:style-name="P4" loext:marker-style-name="T1"><text:span text:style-name="T1">You are given </text:span><text:span text:style-name="T3">a</text:span><text:span text:style-name="T1"> randomly selected proceeding from the Learning Analytics &amp; Knowledge Conference 2025, a Checklist (“Reproducibility Checklist.pdf”) and a Prototype (“reproducibilitychecker.exe”). </text:span></text:p>
      <text:p text:style-name="P5" loext:marker-style-name="T1">Your Task is to fill out the Checklist <text:span text:style-name="T4">(Scan the paper for relevant information)</text:span>:</text:p>
      <text:p text:style-name="P5" loext:marker-style-name="T1"/>
      <text:list text:style-name="L1">
        <text:list-item>
          <text:p text:style-name="P6" loext:marker-style-name="T1">Write DOI at the top.</text:p>
        </text:list-item>
        <text:list-item>
          <text:p text:style-name="P6" loext:marker-style-name="T1">Mark question as Met if the requirement is fulfilled.</text:p>
        </text:list-item>
        <text:list-item>
          <text:p text:style-name="P7" loext:marker-style-name="T1"><text:span text:style-name="T1">give a brief justification where in the paper the information is found (e.g, section, supplementary link, etc.)</text:span></text:p>
        </text:list-item>
      </text:list>
      <text:p text:style-name="P8" loext:marker-style-name="T1"/>
      <text:p text:style-name="P4" loext:marker-style-name="T1"><text:span text:style-name="T1">After </text:span><text:span text:style-name="T3">that</text:span><text:span text:style-name="T1"> use the prototype to automatically evaluate the proceeding. </text:span></text:p>
      <text:p text:style-name="P9" loext:marker-style-name="T1">The prototype works as follows: </text:p>
      <text:p text:style-name="P9" loext:marker-style-name="T1"/>
      <text:list text:style-name="L2">
        <text:list-item>
          <text:p text:style-name="P10" loext:marker-style-name="T1"><text:span text:style-name="T1">Launch “reproducibilitychecker.exe” (Note: It might be flagged as an unrecognized app - click “More Info” -&gt; “Run anyway”)</text:span></text:p>
        </text:list-item>
      </text:list>
      <text:list text:style-name="L3">
        <text:list-item>
          <text:p text:style-name="P11" loext:marker-style-name="T1"><text:span text:style-name="T1">Click “Select PDF File” and choose the proceeding</text:span></text:p>
        </text:list-item>
        <text:list-item>
          <text:p text:style-name="P11" loext:marker-style-name="T1"><text:span text:style-name="T1">Select the sections most likely to contain relevant information (Note: if everything is selected it might exceed the Token limit, e.g References should not be selected)</text:span></text:p>
        </text:list-item>
        <text:list-item>
          <text:p text:style-name="P11" loext:marker-style-name="T1"><text:span text:style-name="T1">Click “Load Checklist” and select the “checklist.json”</text:span></text:p>
        </text:list-item>
        <text:list-item>
          <text:p text:style-name="P11" loext:marker-style-name="T1"><text:span text:style-name="T1">Click “Change API Key” and copy-and-paste the API-Key found in “super-confidential-secret.txt“</text:span></text:p>
        </text:list-item>
        <text:list-item>
          <text:p text:style-name="P12" loext:marker-style-name="T1">Click “Run Evaluation”</text:p>
          <text:p text:style-name="P12" loext:marker-style-name="T1"/>
        </text:list-item>
      </text:list>
      <text:p text:style-name="P13" loext:marker-style-name="T1">The automatically evaluated checklist can then be found in the preview window or in the directory: generatedjson/{doi}.json</text:p>
      <text:p text:style-name="P13" loext:marker-style-name="T1"/>
      <text:p text:style-name="P14" loext:marker-style-name="T1"><text:span text:style-name="T1">Once you have </text:span><text:span text:style-name="T3">evaluated</text:span><text:span text:style-name="T1"> </text:span><text:span text:style-name="T3">the paper</text:span><text:span text:style-name="T1">, please complete the small survey (Survey.pdf) and send me the filled checklist and survey to </text:span><text:span text:style-name="T5">domenik.kern@stud.uni-hannover.d</text:span><text:span text:style-name="T6">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3:51:00</meta:creation-date>
    <dc:date>2025-07-21T20:42:18.080531700</dc:date>
    <meta:editing-duration>PT5M</meta:editing-duration>
    <meta:editing-cycles>4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8" meta:word-count="222" meta:character-count="1502" meta:non-whitespace-character-count="1302"/>
  </office:meta>
</office:document-meta>
</file>